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575in" fo:margin-left="-0.075in" table:align="left" style:writing-mode="lr-tb"/>
    </style:style>
    <style:style style:name="Table1.A" style:family="table-column">
      <style:table-column-properties style:column-width="2.5118in"/>
    </style:style>
    <style:style style:name="Table1.B" style:family="table-column">
      <style:table-column-properties style:column-width="5.063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3752in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>
        <style:tab-stops>
          <style:tab-stop style:position="2.3752in"/>
        </style:tab-stops>
      </style:paragraph-properties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1a2ab3" officeooo:paragraph-rsid="001a2ab3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1b57cc" officeooo:paragraph-rsid="001b57cc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officeooo:rsid="001bf1d2" officeooo:paragraph-rsid="001bf1d2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rsid="0020ba78" officeooo:paragraph-rsid="0020ba78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rsid="0022a821" officeooo:paragraph-rsid="0022a821"/>
    </style:style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8c317"/>
    </style:style>
    <style:style style:name="T3" style:family="text">
      <style:text-properties officeooo:rsid="001b57cc"/>
    </style:style>
    <style:style style:name="T4" style:family="text">
      <style:text-properties officeooo:rsid="001bf1d2"/>
    </style:style>
    <style:style style:name="T5" style:family="text">
      <style:text-properties officeooo:rsid="001d3f5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f1ff5"/>
    </style:style>
    <style:style style:name="T8" style:family="text">
      <style:text-properties style:text-underline-style="none" officeooo:rsid="001f1ff5"/>
    </style:style>
    <style:style style:name="T9" style:family="text">
      <style:text-properties officeooo:rsid="002187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Lab 5 – Code Review Template</text:p>
      <text:p text:style-name="Standard">Reviewer Name: <text:span text:style-name="T2">Albert Regus</text:span></text:p>
      <text:p text:style-name="Standard">Reviewer Group: <text:span text:style-name="T2">216</text:span></text:p>
      <text:p text:style-name="Standard">Initial C application was created by (Name/Group): <text:span text:style-name="T2">Dana Rusu - </text:span><text:span text:style-name="T3">216</text:span></text:p>
      <text:p text:style-name="P3">Please fill in the following table using appropriate, complete data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  <text:p text:style-name="P1"/>
            <text:p text:style-name="P1">List of application functionalities that are missing, are incomplete or buggy.</text:p>
            <text:p text:style-name="P1"/>
            <text:p text:style-name="P1"/>
          </table:table-cell>
          <table:table-cell table:style-name="Table1.A1" office:value-type="string">
            <text:p text:style-name="P4"/>
            <text:p text:style-name="P9"/>
            <text:p text:style-name="P9"/>
            <text:p text:style-name="P9">Bug at testAddMedicament() test, where I found a memory leak.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>List of program functions (except UI) that are not covered by tests.</text:p>
            <text:p text:style-name="P1"/>
            <text:p text:style-name="P1"/>
          </table:table-cell>
          <table:table-cell table:style-name="Table1.A1" office:value-type="string">
            <text:p text:style-name="P4"/>
            <text:p text:style-name="P6"/>
            <text:p text:style-name="P6">All the functions, except UI, are covered by tests.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>List of program functions lacking specification.</text:p>
            <text:p text:style-name="P1"/>
            <text:p text:style-name="P1"/>
          </table:table-cell>
          <table:table-cell table:style-name="Table1.A1" office:value-type="string">
            <text:p text:style-name="P4"/>
            <text:p text:style-name="P4"/>
            <text:p text:style-name="P7"><text:s text:c="11"/>All functions are specified.</text:p>
          </table:table-cell>
        </table:table-row>
        <table:table-row table:style-name="Table1.1">
          <table:table-cell table:style-name="Table1.A1" office:value-type="string">
            <text:p text:style-name="P1">Is there a clear separation between each module’s specification and its implementation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4"/>
            <text:p text:style-name="P4"/>
            <text:p text:style-name="P4"><text:span text:style-name="T3">The molule’s specifications are found in .h files, separated by the module’s implementation, </text:span><text:span text:style-name="T4">that</text:span><text:span text:style-name="T3"> are found in .c files.</text:span>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/>
            <text:p text:style-name="P1"/>
            <text:p text:style-name="P1"/>
            <text:p text:style-name="P1">Is the application correctly layered? </text:p>
            <text:p text:style-name="P1"/>
            <text:p text:style-name="P1">Please detail…</text:p>
            <text:p text:style-name="P1"/>
          </table:table-cell>
          <table:table-cell table:style-name="Table1.A1" office:value-type="string">
            <text:p text:style-name="P4"/>
            <text:p text:style-name="P8"><text:s/>The application is layered and it contains: UI, farmacie_service, MyList, medicament, customSort.</text:p>
            <text:p text:style-name="P8"><text:s text:c="2"/><text:span text:style-name="T6">UI</text:span> – that contains the UI functions.</text:p>
            <text:p text:style-name="P8"><text:s text:c="2"/><text:span text:style-name="T6">farmacie_service</text:span> – that contains the create, destroy, add, find, delete, modify, sort, filter functions <text:span text:style-name="T5">that communicate with MyList and medicament.</text:span></text:p>
            <text:p text:style-name="P8"><text:s text:c="2"/><text:span text:style-name="T6">MyList</text:span> – that can create, destroy, get, set, add, delete, copy a list of “medicamente”.</text:p>
            <text:p text:style-name="P8"><text:s text:c="2"/><text:span text:style-name="T7">medicament</text:span><text:span text:style-name="T8"> – that can create, copy, destroy and validate an entity of ‘medicament’.</text:span></text:p>
            <text:p text:style-name="P8"><text:s text:c="2"/></text:p>
            <text:p text:style-name="P8"/>
          </table:table-cell>
        </table:table-row>
        <table:table-row table:style-name="Table1.1">
          <table:table-cell table:style-name="Table1.A1" office:value-type="string">
            <text:p text:style-name="P1">Does the application handle memory correctly (all memory is deallocated, no dangling pointers etc.). </text:p>
            <text:p text:style-name="P1"/>
            <text:p text:style-name="P1">Please detail…</text:p>
            <text:p text:style-name="P1"><text:soft-page-break/></text:p>
          </table:table-cell>
          <table:table-cell table:style-name="Table1.A1" office:value-type="string">
            <text:p text:style-name="P4"/>
            <text:p text:style-name="P4"/>
            <text:p text:style-name="P10">At testAddMedicament() memory was not deallocated.</text:p>
          </table:table-cell>
        </table:table-row>
        <table:table-row table:style-name="Table1.1">
          <table:table-cell table:style-name="Table1.A1" office:value-type="string">
            <text:p text:style-name="P1">List those functions that are unclear to you (you don’t understand their role or how they work – usually a sign of bad design).</text:p>
            <text:p text:style-name="P1"/>
          </table:table-cell>
          <table:table-cell table:style-name="Table1.A1" office:value-type="string">
            <text:p text:style-name="P4"/>
            <text:p text:style-name="P4"/>
            <text:p text:style-name="P4"/>
            <text:p text:style-name="P4"><text:s text:c="35"/>-</text:p>
          </table:table-cell>
        </table:table-row>
        <table:table-row table:style-name="Table1.1">
          <table:table-cell table:style-name="Table1.A1" office:value-type="string">
            <text:p text:style-name="P5"><text:span text:style-name="T1">List the problems present in the reviewed application and indicate the number of man-hours you require for fix</text:span><text:bookmark text:name="_GoBack"/><text:span text:style-name="T1">ing them.</text:span></text:p>
            <text:p text:style-name="P2"/>
            <text:p text:style-name="P2"/>
          </table:table-cell>
          <table:table-cell table:style-name="Table1.A1" office:value-type="string">
            <text:p text:style-name="P4"/>
            <text:p text:style-name="P4"/>
            <text:p text:style-name="P4"><text:s text:c="3"/><text:span text:style-name="T9">Memory leak at testAddMedicament() </text:span></text:p>
            <text:p text:style-name="P4"><text:s text:c="3"/><text:span text:style-name="T9">Hours to fix: 0:30 – 1:0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style:contextual-spacing="false" fo:line-height="100%" fo:text-align="start" style:justify-single-word="false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size-asian="26pt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rthur Molnar</meta:initial-creator>
    <meta:editing-cycles>18</meta:editing-cycles>
    <meta:creation-date>2013-03-25T08:05:00</meta:creation-date>
    <dc:date>2023-03-30T23:05:42.636306361</dc:date>
    <meta:editing-duration>PT26M18S</meta:editing-duration>
    <meta:generator>LibreOffice/7.3.7.2$Linux_X86_64 LibreOffice_project/30$Build-2</meta:generator>
    <meta:document-statistic meta:table-count="1" meta:image-count="0" meta:object-count="0" meta:page-count="2" meta:paragraph-count="30" meta:word-count="262" meta:character-count="1802" meta:non-whitespace-character-count="14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